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ee6" officeooo:paragraph-rsid="000ffe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this is ann ma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56:12.597781114</meta:creation-date>
    <dc:date>2018-03-03T09:58:03.363637106</dc:date>
    <meta:editing-duration>PT1M52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5.4.2.2$Linux_X86_64 LibreOffice_project/40m0$Build-2</meta:generator>
  </office:meta>
</office:document-meta>
</file>